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华文楷体" svg:font-family="华文楷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fo:font-size="16pt" style:font-name-asian="华文楷体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6"/>Eclipse搭建SpringBoo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华文楷体" svg:font-family="华文楷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08:17.673000000</meta:creation-date>
    <dc:date>2017-05-04T10:09:32.677000000</dc:date>
    <meta:editing-duration>PT1M15S</meta:editing-duration>
    <meta:editing-cycles>2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1" meta:word-count="4" meta:character-count="65" meta:non-whitespace-character-count="19"/>
  </office:meta>
</office:document-meta>
</file>